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0e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/text:span>Autores múltiples. Este es uno de los requerimientos más importantes ya</text:p>
      <text:p text:style-name="Standard">que los blogs tendrán autoría colectiva. Tiene correspondencia con el</text:p>
      <text:p text:style-name="Standard">sistema de seguridad en donde el administrador del blog puede asignar</text:p>
      <text:p text:style-name="Standard">privilegios a otros coautores, con diferentes niveles de uso. Algunas</text:p>
      <text:p text:style-name="Standard">aplicaciones permiten la configuración del administrador.</text:p>
      <text:p text:style-name="Standard"/>
      <text:p text:style-name="Standard"><text:span text:style-name="T1">2 </text:span><text:s/>múltiples para la entrada de datos. En la interfaz que se</text:p>
      <text:p text:style-name="Standard">presenta al autor del blog cuando crea un nuevo artículo aparecen los</text:p>
      <text:p text:style-name="Standard">campos para el título, subtítulo, versión breve del contenido con enlace al</text:p>
      <text:p text:style-name="Standard">texto completo, categorías, etc.</text:p>
      <text:p text:style-name="Standard"/>
      <text:p text:style-name="Standard"><text:span text:style-name="T1">3 </text:span>Crear artículos con bookmarklet. Ayudan a la creación de contenidos con</text:p>
      <text:p text:style-name="Standard">enlaces comentados a otros sitios Web. Son similares a los favoritos de</text:p>
      <text:p text:style-name="Standard">cualquier navegador con la única diferencia de que en vez de una URL</text:p>
      <text:p text:style-name="Standard">contienen un código breve en JavaScript. Cuando se ejecuta, JavaScript</text:p>
      <text:p text:style-name="Standard">lee la URL de la página Web, presenta la URL y el servicio de blog abre</text:p>
      <text:p text:style-name="Standard">automáticamente el formulario para crear un nuevo artículo e insertar la</text:p>
      <text:p text:style-name="Standard">URL. El autor puede añadir un comentario y publicarlo inmediatamente.</text:p>
      <text:p text:style-name="Standard">Este mecanismo minimiza el tiempo para editar un artículo y facilita su</text:p>
      <text:p text:style-name="Standard">publicación.</text:p>
      <text:p text:style-name="Standard"/>
      <text:p text:style-name="Standard">6) Borradores. Permite a los autores guardar borradores de los artículos sin</text:p>
      <text:p text:style-name="Standard">finalizar que todavía no están preparados para publicar. Los borradores</text:p>
      <text:p text:style-name="Standard">pueden ser editados y publicados más tarde.</text:p>
      <text:p text:style-name="Standard">7) Programación de artículos. Permite la posibilidad de que artículos ya</text:p>
      <text:p text:style-name="Standard">editados se publiquen más tarde o en hora o fecha prefijada.</text:p>
      <text:p text:style-name="Standard">8) Gestión de artículos. Permite que los autores puedan editar o eliminar los</text:p>
      <text:p text:style-name="Standard">artículos en cualquier momento.</text:p>
      <text:p text:style-name="Standard">9) Gestión de comentarios. Permite a los autores añadir, editar y borrar los</text:p>
      <text:p text:style-name="Standard">comentarios de los usuarios o visitantes del blog</text:p>
      <text:p text:style-name="Standard"/>
      <text:p text:style-name="Standard">11) Archivo. Archivo automático de los artículos, desde la página de inicio a un</text:p>
      <text:p text:style-name="Standard">archivo donde los lectores los pueden consultar ordenados por fecha.</text:p>
      <text:p text:style-name="Standard">12) Calendario. Permite acceder a los distintos artículos por días, meses o</text:p>
      <text:p text:style-name="Standard">años.</text:p>
      <text:p text:style-name="Standard">13) Categorías. Permite clasificar el contenido del blog en categorías y</text:p>
      <text:p text:style-name="Standard">subcategorías y, cuando se selecciona una, sólo se presentan los artículos</text:p>
      <text:p text:style-name="Standard">de esa categoría.</text:p>
      <text:p text:style-name="Standard">14) Búsqueda. Permite a los lectores realizar búsquedas a texto completo en</text:p>
      <text:p text:style-name="Standard">los contenidos del blog con el uso de operadores boleanos.</text:p>
      <text:p text:style-name="Standard"/>
      <text:p text:style-name="Standard">17) Notificación por correo electrónico. Permite que los lectores del blog</text:p>
      <text:p text:style-name="Standard">puedan recibir las actualizaciones del blog en su dirección de correo</text:p>
      <text:p text:style-name="Standard">electrónico</text:p>
      <text:p text:style-name="Standard">18) Comentarios. Permite a los lectores escribir comentarios en un formulario</text:p>
      <text:p text:style-name="Standard">donde además se les pide que pongan su nombre o dirección de correo</text:p>
      <text:p text:style-name="Standard">electrónico. Los comentarios se presentan juntos con el artículo que han</text:p>
      <text:p text:style-name="Standard">comentado.</text:p>
      <text:p text:style-name="Standard">Algunas aplicaciones también permiten el envío de comentarios por correo electrónico.</text:p>
      <text:p text:style-name="Standard">19) Enlaces. Permite añadir, editar y eliminar enlaces a otras páginas Web o</text:p>
      <text:p text:style-name="Standard">blogs seleccionados por el autor.</text:p>
      <text:p text:style-name="Standard"/>
      <text:p text:style-name="Standard">23) Suscripción al blog por correo electrónico. El visitante o usuario de un</text:p>
      <text:p text:style-name="Standard">blog puede dejar su dirección de correo en el blog y, entonces, será</text:p>
      <text:p text:style-name="Standard">automáticamente notificado cuando se incluyan nuevos artículos.</text:p>
      <text:p text:style-name="Standard">24) Valoración de los artículos por los lectores. Permite crear ránkings de</text:p>
      <text:p text:style-name="Standard">los mejores artículos.</text:p>
      <text:p text:style-name="Standard"><text:soft-page-break/>25) Formularios de correo electrónico para contactar con el autor.</text:p>
      <text:p text:style-name="Standard"/>
      <text:p text:style-name="Standard">29) Registro y autenticación de usuarios</text:p>
      <text:p text:style-name="Standard">30) Privilegios de autor. Permite la existencia de diferentes privilegios que</text:p>
      <text:p text:style-name="Standard">limitan los derechos en la edición del blog cuando varios autores pueden insertar contenido. Normalmente, el administrador del blog tiene un papel</text:p>
      <text:p text:style-name="Standard">se superusuario. Algunas aplicaciones permiten la configuración del</text:p>
      <text:p text:style-name="Standard">administr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15:38.459277613</meta:creation-date>
    <dc:date>2018-10-10T14:23:28.056544700</dc:date>
    <meta:editing-duration>PT7M54S</meta:editing-duration>
    <meta:editing-cycles>1</meta:editing-cycles>
    <meta:document-statistic meta:table-count="0" meta:image-count="0" meta:object-count="0" meta:page-count="2" meta:paragraph-count="57" meta:word-count="553" meta:character-count="3516" meta:non-whitespace-character-count="3019"/>
    <meta:generator>LibreOffice/6.0.3.2$Linux_X86_64 LibreOffice_project/00m0$Build-2</meta:generator>
  </office:meta>
</office:document-meta>
</file>